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ertragsentstehung</text:p>
      <text:p text:style-name="P1"><text:tab/><text:span text:style-name="T1">-2 Übereinstimmende Willens Erklärung</text:span></text:p>
      <text:p text:style-name="P1"><text:span text:style-name="T1"><text:tab/><text:tab/>-WE = Private Willensäußerung die auf das Herbeiführen einer Rechtsfolge gerichtet <text:tab/><text:tab/><text:tab/>ist</text:span></text:p>
      <text:p text:style-name="P1"><text:span text:style-name="T1"><text:tab/><text:tab/>-&gt; 1.Angebot 2.Annahme</text:span></text:p>
      <text:p text:style-name="P1"><text:span text:style-name="T1"><text:tab/><text:tab/>-&gt;1.RBW oder invitatio ad offerendum(Angeot dass zurückrufbar is)</text:span></text:p>
      <text:p text:style-name="P1"><text:span text:style-name="T1"><text:tab/><text:tab/><text:tab/>oder Gefälligkeit</text:span></text:p>
      <text:p text:style-name="P1"><text:span text:style-name="T1"><text:tab/><text:tab/>-&gt;2. Innere und äußere Erklärungstatbestand</text:span></text:p>
      <text:p text:style-name="P1"><text:span text:style-name="T1"><text:tab/><text:tab/><text:tab/>-Äußere ist konkludentes Verhalten</text:span></text:p>
      <text:p text:style-name="P1"><text:span text:style-name="T1"><text:tab/><text:tab/><text:tab/>-Innere ist Handlungswille(nicht bei Schlaf,Hypnose,Reflexausführung)</text:span></text:p>
      <text:p text:style-name="P1"><text:span text:style-name="T1"><text:tab/><text:tab/><text:tab/><text:tab/>-Erklärungsbewusstsein (mir is klar dass ich ne Rechtsfolge <text:tab/><text:tab/><text:tab/><text:tab/><text:tab/>herbeiführe) – Im Verkehr erforderliche Sorgfalt</text:span></text:p>
      <text:p text:style-name="P1"><text:span text:style-name="T1"><text:tab/><text:tab/><text:tab/><text:tab/>-Geschäftswille (Falschen Vertrag ausversehen unterschrieben)</text:span></text:p>
      <text:p text:style-name="P1"><text:span text:style-name="T1"><text:tab/><text:tab/><text:tab/><text:tab/><text:tab/>-&gt; Nur Grund zur Anfechtung</text:span></text:p>
      <text:p text:style-name="P1"><text:span text:style-name="T1"><text:tab/><text:tab/>-Pro WE Abgabe und Zugang, zugegangen wenn im Herrschaftsbereich des <text:tab/><text:tab/><text:tab/><text:tab/>Empfängers und Möglichkeit der Kenntnisnahme</text:span></text:p>
      <text:p text:style-name="P1">Grundlagen</text:p>
      <text:p text:style-name="P2"><text:tab/>-Zivilrecht</text:p>
      <text:p text:style-name="P2"><text:tab/>-Person muss Rechtsfähig sein (muss geboren woden sein) &lt;-&gt; Unterschied <text:tab/><text:tab/><text:tab/><text:tab/>Geschäftsfähigkeit</text:p>
      <text:p text:style-name="P2"><text:tab/>-Unterschied Verbraucher/ Unternehmer</text:p>
      <text:p text:style-name="P2"><text:tab/>-Anspruchsgrundlagen sind wichtig (3 Schritte)</text:p>
      <text:p text:style-name="P2"><text:tab/><text:tab/>-1.Anspruch entstanden</text:p>
      <text:p text:style-name="P2"><text:tab/><text:tab/>-2.Anspruch erloschen (Verjährung §214 I BGB)</text:p>
      <text:p text:style-name="P2"><text:tab/><text:tab/><text:tab/>-Durch Erfüllung</text:p>
      <text:p text:style-name="P2"><text:tab/><text:tab/><text:tab/>-Wenn was anderes als Erfüllung angenommen wird</text:p>
      <text:p text:style-name="P2"><text:tab/><text:tab/><text:tab/>-Kündigung, Rücktritt, Widerruf, Anfechtung (Unterschied unwichtig)</text:p>
      <text:p text:style-name="P2"><text:tab/><text:tab/><text:tab/>-Aufrechnung -&gt; 500 anspruch 1000 schulden -&gt; 500 schulden -Anspr.erlischt</text:p>
      <text:p text:style-name="P2"><text:tab/><text:tab/><text:tab/>-Abtretung vertragl.</text:p>
      <text:p text:style-name="P2"><text:tab/><text:tab/>-3.Anspruch durchsetzbar<text:tab/></text:p>
      <text:p text:style-name="P2"><text:tab/>-Vertrag Sui Generis $311 I (Vertrag eigener Art) meisten Verträge schon geregelt</text:p>
      <text:p text:style-name="P2"><text:tab/>-Rechtsgeschäfte</text:p>
      <text:p text:style-name="P2"><text:tab/><text:tab/>-Einseitig(Kündigung) oder Mehrseitig(Vertrag)</text:p>
      <text:p text:style-name="P2"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7M26S</meta:editing-duration>
    <meta:editing-cycles>34</meta:editing-cycles>
    <meta:generator>OpenOffice.org/3.4.1$Win32 OpenOffice.org_project/341m1$Build-9593</meta:generator>
    <dc:date>2015-04-24T13:23:36.90</dc:date>
    <meta:document-statistic meta:table-count="0" meta:image-count="0" meta:object-count="0" meta:page-count="1" meta:paragraph-count="30" meta:word-count="157" meta:character-count="1433"/>
    <meta:user-defined meta:name="Info 1"/>
    <meta:user-defined meta:name="Info 2"/>
    <meta:user-defined meta:name="Info 3"/>
    <meta:user-defined meta:name="Info 4"/>
  </office:meta>
</office:document-meta>
</file>